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D000000409A2379D050680FE5.png" manifest:media-type="image/png"/>
  <manifest:file-entry manifest:full-path="Pictures/100025750000188B0000069032E87CC3118FC8E1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481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18pt" officeooo:rsid="00198d09" officeooo:paragraph-rsid="001b0a34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14pt" officeooo:rsid="001c8e55" officeooo:paragraph-rsid="001c8e55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DejaVu Sans Mono"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DejaVu Sans Mono" fo:font-size="14pt" officeooo:rsid="001c8e55" officeooo:paragraph-rsid="001c8e55" style:font-size-asian="14pt" style:font-size-complex="14pt"/>
    </style:style>
    <style:style style:name="T1" style:family="text">
      <style:text-properties style:font-name="Hack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Hack" fo:font-size="12pt" fo:font-weight="bold" officeooo:rsid="001767da" style:font-size-asian="12pt" style:font-weight-asian="bold" style:font-size-complex="12pt" style:font-weight-complex="bold"/>
    </style:style>
    <style:style style:name="T3" style:family="text">
      <style:text-properties style:font-name="Hack" fo:font-weight="bold" style:font-weight-asian="bold" style:font-weight-complex="bold"/>
    </style:style>
    <style:style style:name="T4" style:family="text">
      <style:text-properties style:font-name="Hack" fo:font-weight="bold" officeooo:rsid="001767da" style:font-weight-asian="bold" style:font-weight-complex="bold"/>
    </style:style>
    <style:style style:name="T5" style:family="text">
      <style:text-properties style:font-name="Hack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Hack" fo:font-size="14pt" fo:font-weight="bold" officeooo:rsid="001767da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b0a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1.824cm" svg:y="0.407cm" svg:width="14cm" svg:height="3.739cm" draw:z-index="0"><draw:image xlink:href="Pictures/100025750000188B0000069032E87CC3118FC8E1.svg" xlink:type="simple" xlink:show="embed" xlink:actuate="onLoad" loext:mime-type="image/svg+xml"/><draw:image xlink:href="Pictures/10000201000000ED000000409A2379D050680FE5.png" xlink:type="simple" xlink:show="embed" xlink:actuate="onLoad"/></draw:frame><text:span text:style-name="T7"/></text:p>
      <text:p text:style-name="P3"><text:span text:style-name="T7">The toilets and showers have been cleaned at these times:</text:span></text:p>
      <text:p text:style-name="P3"><text:span text:style-name="T7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Time:</text:p>
          </table:table-cell>
          <table:table-cell table:style-name="Table1.B1" office:value-type="string">
            <text:p text:style-name="P5">Cleaner: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</table:table>
      <text:p text:style-name="P3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bdb21" officeooo:paragraph-rsid="000bdb21"/>
    </style:style>
    <style:style style:name="MT1" style:family="text">
      <style:text-properties style:font-name="Hack" fo:font-size="12pt" fo:font-weight="bold" style:font-size-asian="12pt" style:font-weight-asian="bold" style:font-size-complex="12pt" style:font-weight-complex="bold"/>
    </style:style>
    <style:style style:name="MT2" style:family="text">
      <style:text-properties style:font-name="Hack" fo:font-size="12pt" fo:font-weight="bold" officeooo:rsid="001767da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BornHack 201</text:span><text:span text:style-name="MT2">8</text:span><text:span text:style-name="MT1">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8-08-19T10:32:19.890991784</dc:date>
    <meta:editing-duration>P1DT13H40M27S</meta:editing-duration>
    <meta:editing-cycles>14</meta:editing-cycles>
    <meta:generator>LibreOffice/6.0.3.2$Linux_X86_64 LibreOffice_project/00m0$Build-2</meta:generator>
    <meta:print-date>2018-08-19T10:32:03.668297618</meta:print-date>
    <meta:document-statistic meta:table-count="1" meta:image-count="1" meta:object-count="0" meta:page-count="1" meta:paragraph-count="5" meta:word-count="19" meta:character-count="134" meta:non-whitespace-character-count="116"/>
  </office:meta>
</office:document-meta>
</file>